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</text:p>
      <text:p text:style-name="Standard">Program dla mikrokontrolera został napisany przy użyciu programu WinTim.</text:p>
      <text:p text:style-name="Standard">Dzięki wykorzystaniu jego możliwości, udało się zarówno stworzyć zestaw komend pozwalających na pisanie programu dla mikrokontrolera w assemblerze, jak i sformułować ich definicje w sposób przejrzysty.</text:p>
      <text:p text:style-name="Standard">Jedyny problem jaki się pojawił to zmienna długość komendy mikrokontrolera. Nie udało się skłonić WinTima do pracy z długością komendy 8 lub 16 lub 24 bity, okazało się że jedyną możliwością jest ustawienie długości słowa (WORD) na 24, a następnie ręczne edytowanie adresów w wynikowym pliku .mif, aby zgadzały się z długościami komend.</text:p>
      <text:p text:style-name="Standard">Kroki potrzebne do przerobienia oryginalnego mif'a aby współpracował z Quartusem:</text:p>
      <text:list xml:id="list42415024" text:style-name="L1">
        <text:list-item>
          <text:p text:style-name="P2">ustawienie width=8 i depth = 90</text:p>
        </text:list-item>
        <text:list-item>
          <text:p text:style-name="P2">zmiana adresów kolejnych komend w zależności od długości poprzednich</text:p>
        </text:list-item>
        <text:list-item>
          <text:p text:style-name="P2">zmiana adresów etykiet (dla skoków)</text:p>
        </text:list-item>
        <text:list-item>
          <text:p text:style-name="P2">zmiana wartości, którą nadpisywana jest reszta pamięci z 00 na STOP (0x78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y Barcz</meta:initial-creator>
    <meta:creation-date>2011-05-27T21:53:47.05</meta:creation-date>
    <meta:document-statistic meta:table-count="0" meta:image-count="0" meta:object-count="0" meta:page-count="1" meta:paragraph-count="9" meta:word-count="135" meta:character-count="909"/>
    <dc:date>2011-05-27T22:35:42.10</dc:date>
    <dc:creator>Aleksy Barcz</dc:creator>
    <meta:editing-duration>PT00H10M24S</meta:editing-duration>
    <meta:editing-cycles>1</meta:editing-cycles>
    <meta:generator>OpenOffice.org/3.2$Win32 OpenOffice.org_project/320m18$Build-9502</meta:generator>
  </office:meta>
</office:document-meta>
</file>